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al</text:p>
          </table:table-cell>
          <table:table-cell table:style-name="Default" office:value-type="string" calcext:value-type="string">
            <text:p>Senso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" office:value-type="float" office:value="346" calcext:value-type="float">
            <text:p>346.0</text:p>
          </table:table-cell>
          <table:table-cell/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S</text:p>
          </table:table-cell>
          <table:table-cell table:style-name="ce3" table:formula="of:=([.D3]+[.G2]-[.D2])/45" office:value-type="float" office:value="0.733333333333333" calcext:value-type="float">
            <text:p>0.7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2]+[.$F$2]&gt;360;[.B2]+[.$F$2]-360;[.B2]+[.$F$2])" office:value-type="float" office:value="346.733333333333" calcext:value-type="float">
            <text:p>346.7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W</text:p>
          </table:table-cell>
          <table:table-cell table:style-name="ce3" table:formula="of:=([.D4]+[.G3]-[.D3])/45" office:value-type="float" office:value="0.622222222222222" calcext:value-type="float">
            <text:p>0.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3]+[.$F$2]&gt;360;[.B3]+[.$F$2]-360;[.B3]+[.$F$2])" office:value-type="float" office:value="347.466666666667" calcext:value-type="float">
            <text:p>347.5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table:style-name="ce3" table:formula="of:=([.D5]+[.G4]-[.D4])/45" office:value-type="float" office:value="1.42222222222222" calcext:value-type="float">
            <text:p>1.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4]+[.$F$2]&gt;360;[.B4]+[.$F$2]-360;[.B4]+[.$F$2])" office:value-type="float" office:value="348.2" calcext:value-type="float">
            <text:p>348.2</text:p>
          </table:table-cell>
          <table:table-cell/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W</text:p>
          </table:table-cell>
          <table:table-cell table:style-name="ce3" table:formula="of:=([.D6]+[.G5]-[.D5])/45" office:value-type="float" office:value="1.53333333333333" calcext:value-type="float">
            <text:p>1.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5]+[.$F$2]&gt;360;[.B5]+[.$F$2]-360;[.B5]+[.$F$2])" office:value-type="float" office:value="348.933333333333" calcext:value-type="float">
            <text:p>348.9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style-name="ce3" table:formula="of:=([.D7]+[.G6]-[.D6])/45" office:value-type="float" office:value="1.53333333333333" calcext:value-type="float">
            <text:p>1.5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6]+[.$F$2]&gt;360;[.B6]+[.$F$2]-360;[.B6]+[.$F$2])" office:value-type="float" office:value="349.666666666667" calcext:value-type="float">
            <text:p>349.7</text:p>
          </table:table-cell>
          <table:table-cell/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NE</text:p>
          </table:table-cell>
          <table:table-cell table:style-name="ce3" table:formula="of:=([.D8]+[.G7]-[.D7])/45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7]+[.$F$2]&gt;360;[.B7]+[.$F$2]-360;[.B7]+[.$F$2])" office:value-type="float" office:value="350.4" calcext:value-type="float">
            <text:p>350.4</text:p>
          </table:table-cell>
          <table:table-cell/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E</text:p>
          </table:table-cell>
          <table:table-cell table:style-name="ce3" table:formula="of:=([.D9]+[.G8]-[.D8])/45" office:value-type="float" office:value="0.622222222222222" calcext:value-type="float">
            <text:p>0.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8]+[.$F$2]&gt;360;[.B8]+[.$F$2]-360;[.B8]+[.$F$2])" office:value-type="float" office:value="351.133333333333" calcext:value-type="float">
            <text:p>351.1</text:p>
          </table:table-cell>
          <table:table-cell/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SE</text:p>
          </table:table-cell>
          <table:table-cell table:style-name="ce3" table:formula="of:=([.D10]+[.G9]-[.D9])/45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9]+[.$F$2]&gt;360;[.B9]+[.$F$2]-360;[.B9]+[.$F$2])" office:value-type="float" office:value="351.866666666667" calcext:value-type="float">
            <text:p>351.9</text:p>
          </table:table-cell>
          <table:table-cell/>
          <table:table-cell table:formula="of:=[.D2]" office:value-type="float" office:value="346" calcext:value-type="float">
            <text:p>34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10]+[.$F$2]&gt;360;[.B10]+[.$F$2]-360;[.B10]+[.$F$2])" office:value-type="float" office:value="352.6" calcext:value-type="float">
            <text:p>352.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B11]+[.$F$2]&gt;360;[.B11]+[.$F$2]-360;[.B11]+[.$F$2])" office:value-type="float" office:value="353.333333333333" calcext:value-type="float">
            <text:p>353.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B12]+[.$F$2]&gt;360;[.B12]+[.$F$2]-360;[.B12]+[.$F$2])" office:value-type="float" office:value="354.066666666667" calcext:value-type="float">
            <text:p>354.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B13]+[.$F$2]&gt;360;[.B13]+[.$F$2]-360;[.B13]+[.$F$2])" office:value-type="float" office:value="354.8" calcext:value-type="float">
            <text:p>354.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B14]+[.$F$2]&gt;360;[.B14]+[.$F$2]-360;[.B14]+[.$F$2])" office:value-type="float" office:value="355.533333333334" calcext:value-type="float">
            <text:p>355.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B15]+[.$F$2]&gt;360;[.B15]+[.$F$2]-360;[.B15]+[.$F$2])" office:value-type="float" office:value="356.266666666667" calcext:value-type="float">
            <text:p>356.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B16]+[.$F$2]&gt;360;[.B16]+[.$F$2]-360;[.B16]+[.$F$2])" office:value-type="float" office:value="357" calcext:value-type="float">
            <text:p>357.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B17]+[.$F$2]&gt;360;[.B17]+[.$F$2]-360;[.B17]+[.$F$2])" office:value-type="float" office:value="357.733333333334" calcext:value-type="float">
            <text:p>357.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B18]+[.$F$2]&gt;360;[.B18]+[.$F$2]-360;[.B18]+[.$F$2])" office:value-type="float" office:value="358.466666666667" calcext:value-type="float">
            <text:p>358.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B19]+[.$F$2]&gt;360;[.B19]+[.$F$2]-360;[.B19]+[.$F$2])" office:value-type="float" office:value="359.2" calcext:value-type="float">
            <text:p>359.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B20]+[.$F$2]&gt;360;[.B20]+[.$F$2]-360;[.B20]+[.$F$2])" office:value-type="float" office:value="359.933333333334" calcext:value-type="float">
            <text:p>359.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B21]+[.$F$2]&gt;360;[.B21]+[.$F$2]-360;[.B21]+[.$F$2])" office:value-type="float" office:value="0.6666666666669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B22]+[.$F$2]&gt;360;[.B22]+[.$F$2]-360;[.B22]+[.$F$2])" office:value-type="float" office:value="1.4000000000003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B23]+[.$F$2]&gt;360;[.B23]+[.$F$2]-360;[.B23]+[.$F$2])" office:value-type="float" office:value="2.13333333333364" calcext:value-type="float">
            <text:p>2.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B24]+[.$F$2]&gt;360;[.B24]+[.$F$2]-360;[.B24]+[.$F$2])" office:value-type="float" office:value="2.86666666666697" calcext:value-type="float">
            <text:p>2.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B25]+[.$F$2]&gt;360;[.B25]+[.$F$2]-360;[.B25]+[.$F$2])" office:value-type="float" office:value="3.6000000000003" calcext:value-type="float">
            <text:p>3.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B26]+[.$F$2]&gt;360;[.B26]+[.$F$2]-360;[.B26]+[.$F$2])" office:value-type="float" office:value="4.33333333333364" calcext:value-type="float">
            <text:p>4.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B27]+[.$F$2]&gt;360;[.B27]+[.$F$2]-360;[.B27]+[.$F$2])" office:value-type="float" office:value="5.06666666666697" calcext:value-type="float">
            <text:p>5.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B28]+[.$F$2]&gt;360;[.B28]+[.$F$2]-360;[.B28]+[.$F$2])" office:value-type="float" office:value="5.8000000000003" calcext:value-type="float">
            <text:p>5.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B29]+[.$F$2]&gt;360;[.B29]+[.$F$2]-360;[.B29]+[.$F$2])" office:value-type="float" office:value="6.53333333333364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B30]+[.$F$2]&gt;360;[.B30]+[.$F$2]-360;[.B30]+[.$F$2])" office:value-type="float" office:value="7.26666666666697" calcext:value-type="float">
            <text:p>7.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B31]+[.$F$2]&gt;360;[.B31]+[.$F$2]-360;[.B31]+[.$F$2])" office:value-type="float" office:value="8.0000000000003" calcext:value-type="float">
            <text:p>8.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B32]+[.$F$2]&gt;360;[.B32]+[.$F$2]-360;[.B32]+[.$F$2])" office:value-type="float" office:value="8.73333333333364" calcext:value-type="float">
            <text:p>8.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B33]+[.$F$2]&gt;360;[.B33]+[.$F$2]-360;[.B33]+[.$F$2])" office:value-type="float" office:value="9.46666666666697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B34]+[.$F$2]&gt;360;[.B34]+[.$F$2]-360;[.B34]+[.$F$2])" office:value-type="float" office:value="10.2000000000003" calcext:value-type="float">
            <text:p>10.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B35]+[.$F$2]&gt;360;[.B35]+[.$F$2]-360;[.B35]+[.$F$2])" office:value-type="float" office:value="10.9333333333336" calcext:value-type="float">
            <text:p>10.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B36]+[.$F$2]&gt;360;[.B36]+[.$F$2]-360;[.B36]+[.$F$2])" office:value-type="float" office:value="11.666666666667" calcext:value-type="float">
            <text:p>11.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B37]+[.$F$2]&gt;360;[.B37]+[.$F$2]-360;[.B37]+[.$F$2])" office:value-type="float" office:value="12.4000000000003" calcext:value-type="float">
            <text:p>12.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B38]+[.$F$2]&gt;360;[.B38]+[.$F$2]-360;[.B38]+[.$F$2])" office:value-type="float" office:value="13.1333333333336" calcext:value-type="float">
            <text:p>13.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B39]+[.$F$2]&gt;360;[.B39]+[.$F$2]-360;[.B39]+[.$F$2])" office:value-type="float" office:value="13.866666666667" calcext:value-type="float">
            <text:p>13.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B40]+[.$F$2]&gt;360;[.B40]+[.$F$2]-360;[.B40]+[.$F$2])" office:value-type="float" office:value="14.6000000000003" calcext:value-type="float">
            <text:p>14.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B41]+[.$F$2]&gt;360;[.B41]+[.$F$2]-360;[.B41]+[.$F$2])" office:value-type="float" office:value="15.3333333333336" calcext:value-type="float">
            <text:p>15.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B42]+[.$F$2]&gt;360;[.B42]+[.$F$2]-360;[.B42]+[.$F$2])" office:value-type="float" office:value="16.066666666667" calcext:value-type="float">
            <text:p>16.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B43]+[.$F$2]&gt;360;[.B43]+[.$F$2]-360;[.B43]+[.$F$2])" office:value-type="float" office:value="16.8000000000003" calcext:value-type="float">
            <text:p>16.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B44]+[.$F$2]&gt;360;[.B44]+[.$F$2]-360;[.B44]+[.$F$2])" office:value-type="float" office:value="17.5333333333336" calcext:value-type="float">
            <text:p>17.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B45]+[.$F$2]&gt;360;[.B45]+[.$F$2]-360;[.B45]+[.$F$2])" office:value-type="float" office:value="18.266666666667" calcext:value-type="float">
            <text:p>18.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D3]" office:value-type="float" office:value="19" calcext:value-type="float">
            <text:p>19.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$F$3]" office:value-type="float" office:value="19.6222222222222" calcext:value-type="float">
            <text:p>19.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$F$3]" office:value-type="float" office:value="20.2444444444444" calcext:value-type="float">
            <text:p>20.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$F$3]" office:value-type="float" office:value="20.8666666666667" calcext:value-type="float">
            <text:p>20.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$F$3]" office:value-type="float" office:value="21.4888888888889" calcext:value-type="float">
            <text:p>21.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$F$3]" office:value-type="float" office:value="22.1111111111111" calcext:value-type="float">
            <text:p>22.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$F$3]" office:value-type="float" office:value="22.7333333333333" calcext:value-type="float">
            <text:p>22.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$F$3]" office:value-type="float" office:value="23.3555555555556" calcext:value-type="float">
            <text:p>23.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[.$F$3]" office:value-type="float" office:value="23.9777777777778" calcext:value-type="float">
            <text:p>24.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$F$3]" office:value-type="float" office:value="24.6" calcext:value-type="float">
            <text:p>24.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$F$3]" office:value-type="float" office:value="25.2222222222222" calcext:value-type="float">
            <text:p>25.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$F$3]" office:value-type="float" office:value="25.8444444444445" calcext:value-type="float">
            <text:p>25.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$F$3]" office:value-type="float" office:value="26.4666666666667" calcext:value-type="float">
            <text:p>26.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$F$3]" office:value-type="float" office:value="27.0888888888889" calcext:value-type="float">
            <text:p>27.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$F$3]" office:value-type="float" office:value="27.7111111111111" calcext:value-type="float">
            <text:p>27.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$F$3]" office:value-type="float" office:value="28.3333333333334" calcext:value-type="float">
            <text:p>28.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[.$F$3]" office:value-type="float" office:value="28.9555555555556" calcext:value-type="float">
            <text:p>29.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[.$F$3]" office:value-type="float" office:value="29.5777777777778" calcext:value-type="float">
            <text:p>29.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[.$F$3]" office:value-type="float" office:value="30.2" calcext:value-type="float">
            <text:p>30.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[.$F$3]" office:value-type="float" office:value="30.8222222222222" calcext:value-type="float">
            <text:p>30.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[.$F$3]" office:value-type="float" office:value="31.4444444444445" calcext:value-type="float">
            <text:p>31.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[.$F$3]" office:value-type="float" office:value="32.0666666666667" calcext:value-type="float">
            <text:p>32.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[.$F$3]" office:value-type="float" office:value="32.6888888888889" calcext:value-type="float">
            <text:p>32.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[.$F$3]" office:value-type="float" office:value="33.3111111111111" calcext:value-type="float">
            <text:p>33.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[.$F$3]" office:value-type="float" office:value="33.9333333333334" calcext:value-type="float">
            <text:p>33.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[.$F$3]" office:value-type="float" office:value="34.5555555555556" calcext:value-type="float">
            <text:p>34.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[.$F$3]" office:value-type="float" office:value="35.1777777777778" calcext:value-type="float">
            <text:p>35.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[.$F$3]" office:value-type="float" office:value="35.8" calcext:value-type="float">
            <text:p>35.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[.$F$3]" office:value-type="float" office:value="36.4222222222222" calcext:value-type="float">
            <text:p>36.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[.$F$3]" office:value-type="float" office:value="37.0444444444445" calcext:value-type="float">
            <text:p>37.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[.$F$3]" office:value-type="float" office:value="37.6666666666667" calcext:value-type="float">
            <text:p>37.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[.$F$3]" office:value-type="float" office:value="38.2888888888889" calcext:value-type="float">
            <text:p>38.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[.$F$3]" office:value-type="float" office:value="38.9111111111111" calcext:value-type="float">
            <text:p>38.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[.$F$3]" office:value-type="float" office:value="39.5333333333333" calcext:value-type="float">
            <text:p>39.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[.$F$3]" office:value-type="float" office:value="40.1555555555556" calcext:value-type="float">
            <text:p>40.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[.$F$3]" office:value-type="float" office:value="40.7777777777778" calcext:value-type="float">
            <text:p>40.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[.$F$3]" office:value-type="float" office:value="41.4" calcext:value-type="float">
            <text:p>41.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[.$F$3]" office:value-type="float" office:value="42.0222222222222" calcext:value-type="float">
            <text:p>42.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[.$F$3]" office:value-type="float" office:value="42.6444444444444" calcext:value-type="float">
            <text:p>42.6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[.$F$3]" office:value-type="float" office:value="43.2666666666667" calcext:value-type="float">
            <text:p>43.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[.$F$3]" office:value-type="float" office:value="43.8888888888889" calcext:value-type="float">
            <text:p>43.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[.$F$3]" office:value-type="float" office:value="44.5111111111111" calcext:value-type="float">
            <text:p>44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[.$F$3]" office:value-type="float" office:value="45.1333333333333" calcext:value-type="float">
            <text:p>45.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[.$F$3]" office:value-type="float" office:value="45.7555555555555" calcext:value-type="float">
            <text:p>45.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[.$F$3]" office:value-type="float" office:value="46.3777777777778" calcext:value-type="float">
            <text:p>46.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D4]" office:value-type="float" office:value="47" calcext:value-type="float">
            <text:p>47.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[.$F$4]" office:value-type="float" office:value="48.4222222222222" calcext:value-type="float">
            <text:p>48.4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[.$F$4]" office:value-type="float" office:value="49.8444444444445" calcext:value-type="float">
            <text:p>49.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[.$F$4]" office:value-type="float" office:value="51.2666666666667" calcext:value-type="float">
            <text:p>51.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[.$F$4]" office:value-type="float" office:value="52.6888888888889" calcext:value-type="float">
            <text:p>52.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[.$F$4]" office:value-type="float" office:value="54.1111111111111" calcext:value-type="float">
            <text:p>54.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[.$F$4]" office:value-type="float" office:value="55.5333333333333" calcext:value-type="float">
            <text:p>55.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[.$F$4]" office:value-type="float" office:value="56.9555555555556" calcext:value-type="float">
            <text:p>57.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[.$F$4]" office:value-type="float" office:value="58.3777777777778" calcext:value-type="float">
            <text:p>58.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[.$F$4]" office:value-type="float" office:value="59.8" calcext:value-type="float">
            <text:p>59.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[.$F$4]" office:value-type="float" office:value="61.2222222222222" calcext:value-type="float">
            <text:p>61.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[.$F$4]" office:value-type="float" office:value="62.6444444444445" calcext:value-type="float">
            <text:p>62.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[.$F$4]" office:value-type="float" office:value="64.0666666666667" calcext:value-type="float">
            <text:p>64.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[.$F$4]" office:value-type="float" office:value="65.4888888888889" calcext:value-type="float">
            <text:p>65.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[.$F$4]" office:value-type="float" office:value="66.9111111111111" calcext:value-type="float">
            <text:p>66.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[.$F$4]" office:value-type="float" office:value="68.3333333333333" calcext:value-type="float">
            <text:p>68.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[.$F$4]" office:value-type="float" office:value="69.7555555555556" calcext:value-type="float">
            <text:p>69.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[.$F$4]" office:value-type="float" office:value="71.1777777777778" calcext:value-type="float">
            <text:p>71.2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[.$F$4]" office:value-type="float" office:value="72.6" calcext:value-type="float">
            <text:p>72.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[.$F$4]" office:value-type="float" office:value="74.0222222222222" calcext:value-type="float">
            <text:p>74.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[.$F$4]" office:value-type="float" office:value="75.4444444444444" calcext:value-type="float">
            <text:p>75.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[.$F$4]" office:value-type="float" office:value="76.8666666666667" calcext:value-type="float">
            <text:p>76.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[.$F$4]" office:value-type="float" office:value="78.2888888888889" calcext:value-type="float">
            <text:p>78.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[.$F$4]" office:value-type="float" office:value="79.7111111111111" calcext:value-type="float">
            <text:p>79.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[.$F$4]" office:value-type="float" office:value="81.1333333333333" calcext:value-type="float">
            <text:p>81.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[.$F$4]" office:value-type="float" office:value="82.5555555555555" calcext:value-type="float">
            <text:p>82.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[.$F$4]" office:value-type="float" office:value="83.9777777777777" calcext:value-type="float">
            <text:p>84.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[.$F$4]" office:value-type="float" office:value="85.4" calcext:value-type="float">
            <text:p>85.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[.$F$4]" office:value-type="float" office:value="86.8222222222222" calcext:value-type="float">
            <text:p>86.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[.$F$4]" office:value-type="float" office:value="88.2444444444444" calcext:value-type="float">
            <text:p>88.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[.$F$4]" office:value-type="float" office:value="89.6666666666666" calcext:value-type="float">
            <text:p>89.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[.$F$4]" office:value-type="float" office:value="91.0888888888888" calcext:value-type="float">
            <text:p>91.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[.$F$4]" office:value-type="float" office:value="92.511111111111" calcext:value-type="float">
            <text:p>92.5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[.$F$4]" office:value-type="float" office:value="93.9333333333333" calcext:value-type="float">
            <text:p>93.9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[.$F$4]" office:value-type="float" office:value="95.3555555555555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[.$F$4]" office:value-type="float" office:value="96.7777777777777" calcext:value-type="float">
            <text:p>96.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[.$F$4]" office:value-type="float" office:value="98.1999999999999" calcext:value-type="float">
            <text:p>98.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[.$F$4]" office:value-type="float" office:value="99.6222222222221" calcext:value-type="float">
            <text:p>99.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[.$F$4]" office:value-type="float" office:value="101.044444444444" calcext:value-type="float">
            <text:p>101.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[.$F$4]" office:value-type="float" office:value="102.466666666667" calcext:value-type="float">
            <text:p>102.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[.$F$4]" office:value-type="float" office:value="103.888888888889" calcext:value-type="float">
            <text:p>103.9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[.$F$4]" office:value-type="float" office:value="105.311111111111" calcext:value-type="float">
            <text:p>105.3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[.$F$4]" office:value-type="float" office:value="106.733333333333" calcext:value-type="float">
            <text:p>106.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[.$F$4]" office:value-type="float" office:value="108.155555555555" calcext:value-type="float">
            <text:p>108.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[.$F$4]" office:value-type="float" office:value="109.577777777778" calcext:value-type="float">
            <text:p>109.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D5]" office:value-type="float" office:value="111" calcext:value-type="float">
            <text:p>111.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[.$F$5]" office:value-type="float" office:value="112.533333333333" calcext:value-type="float">
            <text:p>112.5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[.$F$5]" office:value-type="float" office:value="114.066666666667" calcext:value-type="float">
            <text:p>114.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[.$F$5]" office:value-type="float" office:value="115.6" calcext:value-type="float">
            <text:p>115.6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[.$F$5]" office:value-type="float" office:value="117.133333333333" calcext:value-type="float">
            <text:p>117.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[.$F$5]" office:value-type="float" office:value="118.666666666667" calcext:value-type="float">
            <text:p>118.7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[.$F$5]" office:value-type="float" office:value="120.2" calcext:value-type="float">
            <text:p>120.2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[.$F$5]" office:value-type="float" office:value="121.733333333333" calcext:value-type="float">
            <text:p>121.7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[.$F$5]" office:value-type="float" office:value="123.266666666667" calcext:value-type="float">
            <text:p>123.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[.$F$5]" office:value-type="float" office:value="124.8" calcext:value-type="float">
            <text:p>124.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[.$F$5]" office:value-type="float" office:value="126.333333333333" calcext:value-type="float">
            <text:p>126.3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[.$F$5]" office:value-type="float" office:value="127.866666666667" calcext:value-type="float">
            <text:p>127.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[.$F$5]" office:value-type="float" office:value="129.4" calcext:value-type="float">
            <text:p>129.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[.$F$5]" office:value-type="float" office:value="130.933333333333" calcext:value-type="float">
            <text:p>130.9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[.$F$5]" office:value-type="float" office:value="132.466666666667" calcext:value-type="float">
            <text:p>132.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[.$F$5]" office:value-type="float" office:value="134" calcext:value-type="float">
            <text:p>134.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[.$F$5]" office:value-type="float" office:value="135.533333333333" calcext:value-type="float">
            <text:p>135.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[.$F$5]" office:value-type="float" office:value="137.066666666667" calcext:value-type="float">
            <text:p>137.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[.$F$5]" office:value-type="float" office:value="138.6" calcext:value-type="float">
            <text:p>138.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[.$F$5]" office:value-type="float" office:value="140.133333333333" calcext:value-type="float">
            <text:p>140.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[.$F$5]" office:value-type="float" office:value="141.666666666667" calcext:value-type="float">
            <text:p>141.7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[.$F$5]" office:value-type="float" office:value="143.2" calcext:value-type="float">
            <text:p>143.2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[.$F$5]" office:value-type="float" office:value="144.733333333333" calcext:value-type="float">
            <text:p>144.7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[.$F$5]" office:value-type="float" office:value="146.266666666667" calcext:value-type="float">
            <text:p>146.3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[.$F$5]" office:value-type="float" office:value="147.8" calcext:value-type="float">
            <text:p>147.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[.$F$5]" office:value-type="float" office:value="149.333333333333" calcext:value-type="float">
            <text:p>149.3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[.$F$5]" office:value-type="float" office:value="150.866666666667" calcext:value-type="float">
            <text:p>150.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[.$F$5]" office:value-type="float" office:value="152.4" calcext:value-type="float">
            <text:p>152.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[.$F$5]" office:value-type="float" office:value="153.933333333333" calcext:value-type="float">
            <text:p>153.9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[.$F$5]" office:value-type="float" office:value="155.466666666667" calcext:value-type="float">
            <text:p>155.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[.$F$5]" office:value-type="float" office:value="157" calcext:value-type="float">
            <text:p>157.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[.$F$5]" office:value-type="float" office:value="158.533333333333" calcext:value-type="float">
            <text:p>158.5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[.$F$5]" office:value-type="float" office:value="160.066666666667" calcext:value-type="float">
            <text:p>160.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[.$F$5]" office:value-type="float" office:value="161.6" calcext:value-type="float">
            <text:p>161.6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[.$F$5]" office:value-type="float" office:value="163.133333333333" calcext:value-type="float">
            <text:p>163.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[.$F$5]" office:value-type="float" office:value="164.666666666667" calcext:value-type="float">
            <text:p>164.7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[.$F$5]" office:value-type="float" office:value="166.2" calcext:value-type="float">
            <text:p>166.2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[.$F$5]" office:value-type="float" office:value="167.733333333333" calcext:value-type="float">
            <text:p>167.7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[.$F$5]" office:value-type="float" office:value="169.266666666667" calcext:value-type="float">
            <text:p>169.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[.$F$5]" office:value-type="float" office:value="170.8" calcext:value-type="float">
            <text:p>170.8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[.$F$5]" office:value-type="float" office:value="172.333333333333" calcext:value-type="float">
            <text:p>172.3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[.$F$5]" office:value-type="float" office:value="173.866666666667" calcext:value-type="float">
            <text:p>173.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[.$F$5]" office:value-type="float" office:value="175.4" calcext:value-type="float">
            <text:p>175.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[.$F$5]" office:value-type="float" office:value="176.933333333333" calcext:value-type="float">
            <text:p>176.9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[.$F$5]" office:value-type="float" office:value="178.466666666667" calcext:value-type="float">
            <text:p>178.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D6]" office:value-type="float" office:value="180" calcext:value-type="float">
            <text:p>180.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[.$F$6]" office:value-type="float" office:value="181.533333333333" calcext:value-type="float">
            <text:p>181.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[.$F$6]" office:value-type="float" office:value="183.066666666667" calcext:value-type="float">
            <text:p>183.1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[.$F$6]" office:value-type="float" office:value="184.6" calcext:value-type="float">
            <text:p>184.6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[.$F$6]" office:value-type="float" office:value="186.133333333333" calcext:value-type="float">
            <text:p>186.1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[.$F$6]" office:value-type="float" office:value="187.666666666667" calcext:value-type="float">
            <text:p>187.7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[.$F$6]" office:value-type="float" office:value="189.2" calcext:value-type="float">
            <text:p>189.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[.$F$6]" office:value-type="float" office:value="190.733333333333" calcext:value-type="float">
            <text:p>190.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[.$F$6]" office:value-type="float" office:value="192.266666666667" calcext:value-type="float">
            <text:p>192.3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[.$F$6]" office:value-type="float" office:value="193.8" calcext:value-type="float">
            <text:p>193.8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[.$F$6]" office:value-type="float" office:value="195.333333333333" calcext:value-type="float">
            <text:p>195.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[.$F$6]" office:value-type="float" office:value="196.866666666667" calcext:value-type="float">
            <text:p>196.9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[.$F$6]" office:value-type="float" office:value="198.4" calcext:value-type="float">
            <text:p>198.4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[.$F$6]" office:value-type="float" office:value="199.933333333333" calcext:value-type="float">
            <text:p>199.9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[.$F$6]" office:value-type="float" office:value="201.466666666667" calcext:value-type="float">
            <text:p>201.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[.$F$6]" office:value-type="float" office:value="203" calcext:value-type="float">
            <text:p>203.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[.$F$6]" office:value-type="float" office:value="204.533333333333" calcext:value-type="float">
            <text:p>204.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[.$F$6]" office:value-type="float" office:value="206.066666666667" calcext:value-type="float">
            <text:p>206.1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[.$F$6]" office:value-type="float" office:value="207.6" calcext:value-type="float">
            <text:p>207.6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[.$F$6]" office:value-type="float" office:value="209.133333333333" calcext:value-type="float">
            <text:p>209.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[.$F$6]" office:value-type="float" office:value="210.666666666667" calcext:value-type="float">
            <text:p>210.7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[.$F$6]" office:value-type="float" office:value="212.2" calcext:value-type="float">
            <text:p>212.2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[.$F$6]" office:value-type="float" office:value="213.733333333333" calcext:value-type="float">
            <text:p>213.7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[.$F$6]" office:value-type="float" office:value="215.266666666667" calcext:value-type="float">
            <text:p>215.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[.$F$6]" office:value-type="float" office:value="216.8" calcext:value-type="float">
            <text:p>216.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[.$F$6]" office:value-type="float" office:value="218.333333333333" calcext:value-type="float">
            <text:p>218.3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[.$F$6]" office:value-type="float" office:value="219.866666666667" calcext:value-type="float">
            <text:p>219.9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[.$F$6]" office:value-type="float" office:value="221.4" calcext:value-type="float">
            <text:p>221.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[.$F$6]" office:value-type="float" office:value="222.933333333333" calcext:value-type="float">
            <text:p>222.9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[.$F$6]" office:value-type="float" office:value="224.466666666667" calcext:value-type="float">
            <text:p>224.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[.$F$6]" office:value-type="float" office:value="226" calcext:value-type="float">
            <text:p>226.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[.$F$6]" office:value-type="float" office:value="227.533333333333" calcext:value-type="float">
            <text:p>227.5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[.$F$6]" office:value-type="float" office:value="229.066666666667" calcext:value-type="float">
            <text:p>229.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[.$F$6]" office:value-type="float" office:value="230.6" calcext:value-type="float">
            <text:p>230.6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[.$F$6]" office:value-type="float" office:value="232.133333333333" calcext:value-type="float">
            <text:p>232.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[.$F$6]" office:value-type="float" office:value="233.666666666667" calcext:value-type="float">
            <text:p>233.7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[.$F$6]" office:value-type="float" office:value="235.2" calcext:value-type="float">
            <text:p>235.2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[.$F$6]" office:value-type="float" office:value="236.733333333333" calcext:value-type="float">
            <text:p>236.7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[.$F$6]" office:value-type="float" office:value="238.266666666667" calcext:value-type="float">
            <text:p>238.3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[.$F$6]" office:value-type="float" office:value="239.8" calcext:value-type="float">
            <text:p>239.8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[.$F$6]" office:value-type="float" office:value="241.333333333333" calcext:value-type="float">
            <text:p>241.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[.$F$6]" office:value-type="float" office:value="242.866666666667" calcext:value-type="float">
            <text:p>242.9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[.$F$6]" office:value-type="float" office:value="244.4" calcext:value-type="float">
            <text:p>244.4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[.$F$6]" office:value-type="float" office:value="245.933333333333" calcext:value-type="float">
            <text:p>245.9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[.$F$6]" office:value-type="float" office:value="247.466666666667" calcext:value-type="float">
            <text:p>247.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D7]" office:value-type="float" office:value="249" calcext:value-type="float">
            <text:p>249.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[.$F$7]" office:value-type="float" office:value="249.933333333333" calcext:value-type="float">
            <text:p>249.9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[.$F$7]" office:value-type="float" office:value="250.866666666667" calcext:value-type="float">
            <text:p>250.9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[.$F$7]" office:value-type="float" office:value="251.8" calcext:value-type="float">
            <text:p>251.8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[.$F$7]" office:value-type="float" office:value="252.733333333333" calcext:value-type="float">
            <text:p>252.7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[.$F$7]" office:value-type="float" office:value="253.666666666667" calcext:value-type="float">
            <text:p>253.7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[.$F$7]" office:value-type="float" office:value="254.6" calcext:value-type="float">
            <text:p>254.6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[.$F$7]" office:value-type="float" office:value="255.533333333333" calcext:value-type="float">
            <text:p>255.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[.$F$7]" office:value-type="float" office:value="256.466666666667" calcext:value-type="float">
            <text:p>256.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[.$F$7]" office:value-type="float" office:value="257.4" calcext:value-type="float">
            <text:p>257.4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[.$F$7]" office:value-type="float" office:value="258.333333333333" calcext:value-type="float">
            <text:p>258.3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[.$F$7]" office:value-type="float" office:value="259.266666666667" calcext:value-type="float">
            <text:p>259.3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[.$F$7]" office:value-type="float" office:value="260.2" calcext:value-type="float">
            <text:p>260.2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[.$F$7]" office:value-type="float" office:value="261.133333333333" calcext:value-type="float">
            <text:p>261.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[.$F$7]" office:value-type="float" office:value="262.066666666667" calcext:value-type="float">
            <text:p>262.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[.$F$7]" office:value-type="float" office:value="263" calcext:value-type="float">
            <text:p>263.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+[.$F$7]" office:value-type="float" office:value="263.933333333333" calcext:value-type="float">
            <text:p>263.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+[.$F$7]" office:value-type="float" office:value="264.866666666667" calcext:value-type="float">
            <text:p>264.9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+[.$F$7]" office:value-type="float" office:value="265.8" calcext:value-type="float">
            <text:p>265.8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+[.$F$7]" office:value-type="float" office:value="266.733333333333" calcext:value-type="float">
            <text:p>266.7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+[.$F$7]" office:value-type="float" office:value="267.666666666667" calcext:value-type="float">
            <text:p>267.7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+[.$F$7]" office:value-type="float" office:value="268.6" calcext:value-type="float">
            <text:p>268.6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+[.$F$7]" office:value-type="float" office:value="269.533333333333" calcext:value-type="float">
            <text:p>269.5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+[.$F$7]" office:value-type="float" office:value="270.466666666667" calcext:value-type="float">
            <text:p>270.5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+[.$F$7]" office:value-type="float" office:value="271.4" calcext:value-type="float">
            <text:p>271.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+[.$F$7]" office:value-type="float" office:value="272.333333333333" calcext:value-type="float">
            <text:p>272.3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+[.$F$7]" office:value-type="float" office:value="273.266666666667" calcext:value-type="float">
            <text:p>273.3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[.$F$7]" office:value-type="float" office:value="274.2" calcext:value-type="float">
            <text:p>274.2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+[.$F$7]" office:value-type="float" office:value="275.133333333333" calcext:value-type="float">
            <text:p>275.1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+[.$F$7]" office:value-type="float" office:value="276.066666666667" calcext:value-type="float">
            <text:p>276.1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+[.$F$7]" office:value-type="float" office:value="277" calcext:value-type="float">
            <text:p>277.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+[.$F$7]" office:value-type="float" office:value="277.933333333333" calcext:value-type="float">
            <text:p>277.9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+[.$F$7]" office:value-type="float" office:value="278.866666666667" calcext:value-type="float">
            <text:p>278.9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+[.$F$7]" office:value-type="float" office:value="279.8" calcext:value-type="float">
            <text:p>279.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+[.$F$7]" office:value-type="float" office:value="280.733333333333" calcext:value-type="float">
            <text:p>280.7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+[.$F$7]" office:value-type="float" office:value="281.666666666667" calcext:value-type="float">
            <text:p>281.7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+[.$F$7]" office:value-type="float" office:value="282.6" calcext:value-type="float">
            <text:p>282.6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+[.$F$7]" office:value-type="float" office:value="283.533333333333" calcext:value-type="float">
            <text:p>283.5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+[.$F$7]" office:value-type="float" office:value="284.466666666667" calcext:value-type="float">
            <text:p>284.5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+[.$F$7]" office:value-type="float" office:value="285.4" calcext:value-type="float">
            <text:p>285.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+[.$F$7]" office:value-type="float" office:value="286.333333333334" calcext:value-type="float">
            <text:p>286.3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+[.$F$7]" office:value-type="float" office:value="287.266666666667" calcext:value-type="float">
            <text:p>287.3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+[.$F$7]" office:value-type="float" office:value="288.2" calcext:value-type="float">
            <text:p>288.2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+[.$F$7]" office:value-type="float" office:value="289.133333333333" calcext:value-type="float">
            <text:p>289.1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+[.$F$7]" office:value-type="float" office:value="290.066666666667" calcext:value-type="float">
            <text:p>290.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D8]" office:value-type="float" office:value="291" calcext:value-type="float">
            <text:p>291.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+[.$F$8]" office:value-type="float" office:value="291.622222222222" calcext:value-type="float">
            <text:p>291.6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+[.$F$8]" office:value-type="float" office:value="292.244444444444" calcext:value-type="float">
            <text:p>292.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+[.$F$8]" office:value-type="float" office:value="292.866666666667" calcext:value-type="float">
            <text:p>292.9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+[.$F$8]" office:value-type="float" office:value="293.488888888889" calcext:value-type="float">
            <text:p>293.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+[.$F$8]" office:value-type="float" office:value="294.111111111111" calcext:value-type="float">
            <text:p>294.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+[.$F$8]" office:value-type="float" office:value="294.733333333333" calcext:value-type="float">
            <text:p>294.7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+[.$F$8]" office:value-type="float" office:value="295.355555555555" calcext:value-type="float">
            <text:p>295.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+[.$F$8]" office:value-type="float" office:value="295.977777777778" calcext:value-type="float">
            <text:p>296.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+[.$F$8]" office:value-type="float" office:value="296.6" calcext:value-type="float">
            <text:p>296.6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+[.$F$8]" office:value-type="float" office:value="297.222222222222" calcext:value-type="float">
            <text:p>297.2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+[.$F$8]" office:value-type="float" office:value="297.844444444444" calcext:value-type="float">
            <text:p>297.8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+[.$F$8]" office:value-type="float" office:value="298.466666666666" calcext:value-type="float">
            <text:p>298.5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+[.$F$8]" office:value-type="float" office:value="299.088888888889" calcext:value-type="float">
            <text:p>299.1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+[.$F$8]" office:value-type="float" office:value="299.711111111111" calcext:value-type="float">
            <text:p>299.7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+[.$F$8]" office:value-type="float" office:value="300.333333333333" calcext:value-type="float">
            <text:p>300.3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+[.$F$8]" office:value-type="float" office:value="300.955555555555" calcext:value-type="float">
            <text:p>301.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+[.$F$8]" office:value-type="float" office:value="301.577777777777" calcext:value-type="float">
            <text:p>301.6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+[.$F$8]" office:value-type="float" office:value="302.2" calcext:value-type="float">
            <text:p>302.2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+[.$F$8]" office:value-type="float" office:value="302.822222222222" calcext:value-type="float">
            <text:p>302.8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+[.$F$8]" office:value-type="float" office:value="303.444444444444" calcext:value-type="float">
            <text:p>303.4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+[.$F$8]" office:value-type="float" office:value="304.066666666666" calcext:value-type="float">
            <text:p>304.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+[.$F$8]" office:value-type="float" office:value="304.688888888889" calcext:value-type="float">
            <text:p>304.7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+[.$F$8]" office:value-type="float" office:value="305.311111111111" calcext:value-type="float">
            <text:p>305.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+[.$F$8]" office:value-type="float" office:value="305.933333333333" calcext:value-type="float">
            <text:p>305.9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+[.$F$8]" office:value-type="float" office:value="306.555555555555" calcext:value-type="float">
            <text:p>306.6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+[.$F$8]" office:value-type="float" office:value="307.177777777777" calcext:value-type="float">
            <text:p>307.2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+[.$F$8]" office:value-type="float" office:value="307.8" calcext:value-type="float">
            <text:p>307.8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+[.$F$8]" office:value-type="float" office:value="308.422222222222" calcext:value-type="float">
            <text:p>308.4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+[.$F$8]" office:value-type="float" office:value="309.044444444444" calcext:value-type="float">
            <text:p>309.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+[.$F$8]" office:value-type="float" office:value="309.666666666666" calcext:value-type="float">
            <text:p>309.7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+[.$F$8]" office:value-type="float" office:value="310.288888888888" calcext:value-type="float">
            <text:p>310.3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+[.$F$8]" office:value-type="float" office:value="310.911111111111" calcext:value-type="float">
            <text:p>310.9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+[.$F$8]" office:value-type="float" office:value="311.533333333333" calcext:value-type="float">
            <text:p>311.5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+[.$F$8]" office:value-type="float" office:value="312.155555555555" calcext:value-type="float">
            <text:p>312.2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+[.$F$8]" office:value-type="float" office:value="312.777777777777" calcext:value-type="float">
            <text:p>312.8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+[.$F$8]" office:value-type="float" office:value="313.399999999999" calcext:value-type="float">
            <text:p>313.4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+[.$F$8]" office:value-type="float" office:value="314.022222222222" calcext:value-type="float">
            <text:p>314.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+[.$F$8]" office:value-type="float" office:value="314.644444444444" calcext:value-type="float">
            <text:p>314.6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+[.$F$8]" office:value-type="float" office:value="315.266666666666" calcext:value-type="float">
            <text:p>315.3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+[.$F$8]" office:value-type="float" office:value="315.888888888888" calcext:value-type="float">
            <text:p>315.9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+[.$F$8]" office:value-type="float" office:value="316.51111111111" calcext:value-type="float">
            <text:p>316.5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+[.$F$8]" office:value-type="float" office:value="317.133333333333" calcext:value-type="float">
            <text:p>317.1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+[.$F$8]" office:value-type="float" office:value="317.755555555555" calcext:value-type="float">
            <text:p>317.8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+[.$F$8]" office:value-type="float" office:value="318.377777777777" calcext:value-type="float">
            <text:p>318.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D9]" office:value-type="float" office:value="319" calcext:value-type="float">
            <text:p>319.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+[.$F$9]" office:value-type="float" office:value="319.6" calcext:value-type="float">
            <text:p>319.6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+[.$F$9]" office:value-type="float" office:value="320.2" calcext:value-type="float">
            <text:p>320.2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+[.$F$9]" office:value-type="float" office:value="320.8" calcext:value-type="float">
            <text:p>320.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+[.$F$9]" office:value-type="float" office:value="321.4" calcext:value-type="float">
            <text:p>321.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+[.$F$9]" office:value-type="float" office:value="322" calcext:value-type="float">
            <text:p>322.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+[.$F$9]" office:value-type="float" office:value="322.6" calcext:value-type="float">
            <text:p>322.6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+[.$F$9]" office:value-type="float" office:value="323.2" calcext:value-type="float">
            <text:p>323.2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+[.$F$9]" office:value-type="float" office:value="323.8" calcext:value-type="float">
            <text:p>323.8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+[.$F$9]" office:value-type="float" office:value="324.4" calcext:value-type="float">
            <text:p>324.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+[.$F$9]" office:value-type="float" office:value="325" calcext:value-type="float">
            <text:p>325.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+[.$F$9]" office:value-type="float" office:value="325.6" calcext:value-type="float">
            <text:p>325.6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+[.$F$9]" office:value-type="float" office:value="326.2" calcext:value-type="float">
            <text:p>326.2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+[.$F$9]" office:value-type="float" office:value="326.8" calcext:value-type="float">
            <text:p>326.8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+[.$F$9]" office:value-type="float" office:value="327.4" calcext:value-type="float">
            <text:p>327.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+[.$F$9]" office:value-type="float" office:value="328" calcext:value-type="float">
            <text:p>328.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+[.$F$9]" office:value-type="float" office:value="328.6" calcext:value-type="float">
            <text:p>328.6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+[.$F$9]" office:value-type="float" office:value="329.2" calcext:value-type="float">
            <text:p>329.2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+[.$F$9]" office:value-type="float" office:value="329.8" calcext:value-type="float">
            <text:p>329.8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+[.$F$9]" office:value-type="float" office:value="330.4" calcext:value-type="float">
            <text:p>330.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+[.$F$9]" office:value-type="float" office:value="331" calcext:value-type="float">
            <text:p>331.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+[.$F$9]" office:value-type="float" office:value="331.6" calcext:value-type="float">
            <text:p>331.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+[.$F$9]" office:value-type="float" office:value="332.2" calcext:value-type="float">
            <text:p>332.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+[.$F$9]" office:value-type="float" office:value="332.800000000001" calcext:value-type="float">
            <text:p>332.8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+[.$F$9]" office:value-type="float" office:value="333.400000000001" calcext:value-type="float">
            <text:p>333.4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+[.$F$9]" office:value-type="float" office:value="334.000000000001" calcext:value-type="float">
            <text:p>334.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+[.$F$9]" office:value-type="float" office:value="334.600000000001" calcext:value-type="float">
            <text:p>334.6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+[.$F$9]" office:value-type="float" office:value="335.200000000001" calcext:value-type="float">
            <text:p>335.2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+[.$F$9]" office:value-type="float" office:value="335.800000000001" calcext:value-type="float">
            <text:p>335.8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+[.$F$9]" office:value-type="float" office:value="336.400000000001" calcext:value-type="float">
            <text:p>336.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+[.$F$9]" office:value-type="float" office:value="337.000000000001" calcext:value-type="float">
            <text:p>337.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+[.$F$9]" office:value-type="float" office:value="337.600000000001" calcext:value-type="float">
            <text:p>337.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+[.$F$9]" office:value-type="float" office:value="338.200000000001" calcext:value-type="float">
            <text:p>338.2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+[.$F$9]" office:value-type="float" office:value="338.800000000001" calcext:value-type="float">
            <text:p>338.8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+[.$F$9]" office:value-type="float" office:value="339.400000000001" calcext:value-type="float">
            <text:p>339.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+[.$F$9]" office:value-type="float" office:value="340.000000000001" calcext:value-type="float">
            <text:p>340.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+[.$F$9]" office:value-type="float" office:value="340.600000000001" calcext:value-type="float">
            <text:p>340.6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+[.$F$9]" office:value-type="float" office:value="341.200000000001" calcext:value-type="float">
            <text:p>341.2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+[.$F$9]" office:value-type="float" office:value="341.800000000001" calcext:value-type="float">
            <text:p>341.8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+[.$F$9]" office:value-type="float" office:value="342.400000000001" calcext:value-type="float">
            <text:p>342.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+[.$F$9]" office:value-type="float" office:value="343.000000000001" calcext:value-type="float">
            <text:p>343.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+[.$F$9]" office:value-type="float" office:value="343.600000000001" calcext:value-type="float">
            <text:p>343.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+[.$F$9]" office:value-type="float" office:value="344.200000000001" calcext:value-type="float">
            <text:p>344.2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+[.$F$9]" office:value-type="float" office:value="344.800000000001" calcext:value-type="float">
            <text:p>344.8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+[.$F$9]" office:value-type="float" office:value="345.400000000001" calcext:value-type="float">
            <text:p>345.4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D2]" office:value-type="float" office:value="346" calcext:value-type="float">
            <text:p>346.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n" fo:country="GB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15:16:19.198681058</meta:creation-date>
    <dc:date>2020-09-27T15:48:02.908059915</dc:date>
    <meta:editing-duration>PT47S</meta:editing-duration>
    <meta:editing-cycles>1</meta:editing-cycles>
    <meta:document-statistic meta:table-count="1" meta:cell-count="751" meta:object-count="0"/>
    <meta:generator>LibreOffice/7.0.1.2$Linux_X86_64 LibreOffice_project/00$Build-2</meta:generator>
  </office:meta>
</office:document-meta>
</file>